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f0552"/>
    </style:style>
    <style:style style:name="P2" style:family="paragraph" style:parent-style-name="Preformatted_20_Text">
      <style:text-properties officeooo:paragraph-rsid="0010bd14"/>
    </style:style>
    <style:style style:name="P3" style:family="paragraph" style:parent-style-name="Preformatted_20_Text">
      <style:text-properties officeooo:rsid="0010bd14" officeooo:paragraph-rsid="0010bd14"/>
    </style:style>
    <style:style style:name="P4" style:family="paragraph" style:parent-style-name="Preformatted_20_Text">
      <style:text-properties officeooo:rsid="0014c2a9" officeooo:paragraph-rsid="0014c2a9"/>
    </style:style>
    <style:style style:name="P5" style:family="paragraph" style:parent-style-name="Preformatted_20_Text">
      <style:text-properties officeooo:paragraph-rsid="000f0552"/>
    </style:style>
    <style:style style:name="T1" style:family="text">
      <style:text-properties officeooo:rsid="000f0552"/>
    </style:style>
    <style:style style:name="T2" style:family="text">
      <style:text-properties officeooo:rsid="0010bd14"/>
    </style:style>
    <style:style style:name="T3" style:family="text">
      <style:text-properties officeooo:rsid="00126cde"/>
    </style:style>
    <style:style style:name="T4" style:family="text">
      <style:text-properties officeooo:rsid="0012cea6"/>
    </style:style>
    <style:style style:name="T5" style:family="text">
      <style:text-properties officeooo:rsid="00152e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 text:c="19"/>DeFi Options DAO</text:p>
      <text:p text:style-name="Preformatted_20_Text"><text:s text:c="21"/>Trading Contest2</text:p>
      <text:p text:style-name="Preformatted_20_Text"/>
      <text:p text:style-name="Preformatted_20_Text"><text:s text:c="20"/></text:p>
      <text:p text:style-name="Preformatted_20_Text"/>
      <text:p text:style-name="Preformatted_20_Text">Our goals in organizing the contest is to engage the community with our MVP, to gather early feedback regarding its UX, to uncover possible issues and bugs and, of course, to have fun!</text:p>
      <text:p text:style-name="Preformatted_20_Text"/>
      <text:p text:style-name="Preformatted_20_Text">If you have any doubts regarding these rules or if you find any issue while trading please reach out to us in the #trading-contest channel in our discord server.</text:p>
      <text:p text:style-name="Preformatted_20_Text"/>
      <text:p text:style-name="Preformatted_20_Text">GOALS</text:p>
      <text:p text:style-name="Preformatted_20_Text"/>
      <text:p text:style-name="Preformatted_20_Text"><text:s text:c="4"/>First I’m aiming to make the meme and trading contest a success by bringing in a good amount of engagement and participants </text:p>
      <text:p text:style-name="Preformatted_20_Text"/>
      <text:p text:style-name="Preformatted_20_Text"><text:s text:c="4"/>During the process I plan to onboard over 20 new members into the discord so more discord members </text:p>
      <text:p text:style-name="Preformatted_20_Text"/>
      <text:p text:style-name="Preformatted_20_Text"><text:s text:c="4"/>Twitter followers will go up in number based on the crew3 and guild platforms I plan to make use of</text:p>
      <text:p text:style-name="Preformatted_20_Text"/>
      <text:p text:style-name="Preformatted_20_Text"><text:s text:c="4"/>Help provide over 50,000 meme content about the DAO through the meme contest </text:p>
      <text:p text:style-name="Preformatted_20_Text"/>
      <text:p text:style-name="Preformatted_20_Text"><text:s text:c="4"/>Do research and provide educational content for Twitter and discord use</text:p>
      <text:p text:style-name="Preformatted_20_Text"/>
      <text:p text:style-name="Preformatted_20_Text"><text:s text:c="4"/>An NFT sale for the DAO on the polygon network to generate funds for the DAO (plan to continue doing this)</text:p>
      <text:p text:style-name="Preformatted_20_Text"/>
      <text:p text:style-name="Preformatted_20_Text"><text:s text:c="4"/>1 partnership at least </text:p>
      <text:p text:style-name="Preformatted_20_Text"/>
      <text:p text:style-name="Preformatted_20_Text"/>
      <text:p text:style-name="Preformatted_20_Text">BASE COMPENSATION </text:p>
      <text:p text:style-name="Preformatted_20_Text"/>
      <text:p text:style-name="P2"><text:span text:style-name="T3">[INSERT AMOUNT]</text:span> $usdc to be paid out at the end of the trading contest, and 25k $DOD for each of the goals <text:span text:style-name="T3">[INSERT DISCORD NAME]</text:span> achieve<text:span text:style-name="T2">d</text:span>, to be voted on by dod token holders on snapshot at the end of the contest. </text:p>
      <text:p text:style-name="P2"/>
      <text:p text:style-name="P3">Min Requirements for Base Compensation</text:p>
      <text:p text:style-name="P2"><text:span text:style-name="T2">- 1</text:span>0 users wl users in discord/addrs min need to use the dapp or no base comp payout for trading contest <text:span text:style-name="T3">(not including person running the trading contest)</text:span></text:p>
      <text:p text:style-name="P2">- person running the contest needs to know how to use the dapp</text:p>
      <text:p text:style-name="P2">- minimum trading contest period of 3 weeks <text:span text:style-name="T4">(not including any other contests going on outside of the trading contest)</text:span><text:tab/></text:p>
      <text:p text:style-name="P2">- ama's for meme contests/ and trading contest need to be made at least one week in advance, must include:</text:p>
      <text:p text:style-name="P2"><text:tab/>- twitter announcement</text:p>
      <text:p text:style-name="P2"><text:tab/>- discord announcement</text:p>
      <text:p text:style-name="Preformatted_20_Text"><text:s/><text:tab/>- discord event linking to space announcement/location of ama</text:p>
      <text:p text:style-name="Preformatted_20_Text"><text:s/><text:tab/>- reminder tweet/discord announcements 1h before <text:span text:style-name="T2">ama</text:span></text:p>
      <text:p text:style-name="P4">- need to be able to provide basic support for users using the dapp</text:p>
      <text:p text:style-name="P4"><text:tab/>- how to get gas</text:p>
      <text:p text:style-name="P4"><text:tab/>- how to mint fake stable coins</text:p>
      <text:p text:style-name="P4"><text:tab/>- how to place limit orders</text:p>
      <text:p text:style-name="P4"><text:tab/>- how to make market orders</text:p>
      <text:p text:style-name="Preformatted_20_Text"/>
      <text:p text:style-name="Preformatted_20_Text"/>
      <text:p text:style-name="Preformatted_20_Text">WHAT I PLAN TO DO</text:p>
      <text:p text:style-name="Preformatted_20_Text"><text:soft-page-break/></text:p>
      <text:p text:style-name="Preformatted_20_Text"><text:s text:c="4"/>I plan to hold this contest along with a couple other campaigns like Galxe OAT and crew3 setup for the DAO, members who want to participate in the trading contest would have to go through the very easy and quick tasks to carry out on crew3 and Galxe to to be able to claim OAT. <text:s/></text:p>
      <text:p text:style-name="Preformatted_20_Text"/>
      <text:p text:style-name="Preformatted_20_Text"><text:s text:c="4"/>Twitter promo and multiple tweets to boost engagement, giveaway too so we can have more members join the discord and we will reach out to crypto and web3 influencers, make a deal and have them post a tweet to their engaging followers letting them know of the contests we’re holding and the benefit it comes with.</text:p>
      <text:p text:style-name="Preformatted_20_Text"/>
      <text:p text:style-name="Preformatted_20_Text"><text:s text:c="4"/>I also plan to hold onboarding sessions with the new members that will be joining our discord server, I have experience with this as I have done it for a previous DAO. </text:p>
      <text:p text:style-name="Preformatted_20_Text"/>
      <text:p text:style-name="Preformatted_20_Text"/>
      <text:p text:style-name="Preformatted_20_Text">TRADING/MEME CONTEST REQUIREMENTS </text:p>
      <text:p text:style-name="Preformatted_20_Text"/>
      <text:p text:style-name="Preformatted_20_Text"><text:s text:c="4"/>go to our crew3 page and complete the available tasks</text:p>
      <text:p text:style-name="Preformatted_20_Text"/>
      <text:p text:style-name="Preformatted_20_Text"><text:s text:c="4"/>Go to guild and complete tasks to get yourself a discord role which will give you access into a gated channel </text:p>
      <text:p text:style-name="Preformatted_20_Text"/>
      <text:p text:style-name="Preformatted_20_Text"><text:s text:c="4"/>Mint the NFT (people who mint the NFTs would whitelist for the IDO)</text:p>
      <text:p text:style-name="Preformatted_20_Text"/>
      <text:p text:style-name="Preformatted_20_Text"><text:s text:c="4"/>Like, tag &amp; retweet our pinned tweet</text:p>
      <text:p text:style-name="Preformatted_20_Text"/>
      <text:p text:style-name="Preformatted_20_Text"/>
      <text:p text:style-name="Preformatted_20_Text">TRADING CONTEST PRIZES 🏆 </text:p>
      <text:p text:style-name="Preformatted_20_Text"/>
      <text:p text:style-name="Preformatted_20_Text">CONDITION</text:p>
      <text:p text:style-name="Preformatted_20_Text"><text:tab/></text:p>
      <text:p text:style-name="Preformatted_20_Text"/>
      <text:p text:style-name="Preformatted_20_Text">REWARD (TOKENS)</text:p>
      <text:p text:style-name="Preformatted_20_Text"><text:tab/></text:p>
      <text:p text:style-name="Preformatted_20_Text"/>
      <text:p text:style-name="Preformatted_20_Text">DESCRIPTION </text:p>
      <text:p text:style-name="Preformatted_20_Text"/>
      <text:p text:style-name="Preformatted_20_Text">Contest Winner for</text:p>
      <text:p text:style-name="Preformatted_20_Text"/>
      <text:p text:style-name="Preformatted_20_Text"><text:s/></text:p>
      <text:p text:style-name="Preformatted_20_Text"/>
      <text:p text:style-name="Preformatted_20_Text">- Top 3 daily oracle stats updates </text:p>
      <text:p text:style-name="Preformatted_20_Text"/>
      <text:p text:style-name="Preformatted_20_Text">- Top 3 liquidations</text:p>
      <text:p text:style-name="Preformatted_20_Text"/>
      <text:p text:style-name="Preformatted_20_Text">- Top 3 traders </text:p>
      <text:p text:style-name="Preformatted_20_Text"/>
      <text:p text:style-name="Preformatted_20_Text">- Top 3 best traders who use hedging</text:p>
      <text:p text:style-name="Preformatted_20_Text"/>
      <text:p text:style-name="Preformatted_20_Text">- Top 3 most limit orders placed</text:p>
      <text:p text:style-name="Preformatted_20_Text"><text:tab/></text:p>
      <text:p text:style-name="Preformatted_20_Text"/>
      <text:p text:style-name="Preformatted_20_Text">12000 $DOD</text:p>
      <text:p text:style-name="Preformatted_20_Text"/>
      <text:p text:style-name="Preformatted_20_Text"><text:s/>8000 <text:s/>$DOD</text:p>
      <text:p text:style-name="Preformatted_20_Text"/>
      <text:p text:style-name="Preformatted_20_Text"><text:s/>3000 <text:s/>$DOD</text:p>
      <text:p text:style-name="Preformatted_20_Text"><text:tab/></text:p>
      <text:p text:style-name="Preformatted_20_Text"><text:soft-page-break/></text:p>
      <text:p text:style-name="Preformatted_20_Text">Single Prize</text:p>
      <text:p text:style-name="Preformatted_20_Text"/>
      <text:p text:style-name="Preformatted_20_Text">Confirmed Smart Contract Bug</text:p>
      <text:p text:style-name="Preformatted_20_Text"><text:tab/></text:p>
      <text:p text:style-name="Preformatted_20_Text"/>
      <text:p text:style-name="Preformatted_20_Text">3000 <text:s text:c="2"/>$DOD</text:p>
      <text:p text:style-name="Preformatted_20_Text"><text:tab/></text:p>
      <text:p text:style-name="Preformatted_20_Text"/>
      <text:p text:style-name="Preformatted_20_Text">Awarded For Each Confirmed Bug</text:p>
      <text:p text:style-name="Preformatted_20_Text"/>
      <text:p text:style-name="Preformatted_20_Text">Confirmed Frontend Bug</text:p>
      <text:p text:style-name="Preformatted_20_Text"><text:tab/></text:p>
      <text:p text:style-name="Preformatted_20_Text"/>
      <text:p text:style-name="Preformatted_20_Text">1000 <text:s text:c="2"/>$DOD</text:p>
      <text:p text:style-name="Preformatted_20_Text"><text:tab/></text:p>
      <text:p text:style-name="Preformatted_20_Text"/>
      <text:p text:style-name="Preformatted_20_Text">Awarded For Each Confirmed Bug</text:p>
      <text:p text:style-name="P1"><text:span text:style-name="T1">Basic Awarded</text:span> <text:span text:style-name="T1">Actions</text:span></text:p>
      <text:p text:style-name="P1">- 250 <text:span text:style-name="T2">$DOD</text:span> air drop for all users if they do actions on the testnet</text:p>
      <text:p text:style-name="P1"><text:tab/>- at least 1 filled limit order above $100 notional</text:p>
      <text:p text:style-name="P1"><text:tab/>- at least 1 filled limit order with hedging enabled above $100 notional</text:p>
      <text:p text:style-name="P1">- 100 <text:span text:style-name="T2">$DOD</text:span></text:p>
      <text:p text:style-name="P1"><text:tab/>- at least 1 market order above $100 notional</text:p>
      <text:p text:style-name="P1"><text:tab/>- at least 1 limit order above $100 notional</text:p>
      <text:p text:style-name="P1">- <text:span text:style-name="T5">first 200 traders</text:span></text:p>
      <text:p text:style-name="Preformatted_20_Text"/>
      <text:p text:style-name="Preformatted_20_Text"/>
      <text:p text:style-name="Preformatted_20_Text">MEME CONTEST PRIZES 🏆 </text:p>
      <text:p text:style-name="Preformatted_20_Text"/>
      <text:p text:style-name="Preformatted_20_Text">POSITION </text:p>
      <text:p text:style-name="Preformatted_20_Text"><text:tab/></text:p>
      <text:p text:style-name="Preformatted_20_Text"/>
      <text:p text:style-name="Preformatted_20_Text">REWARD (TOKENS)</text:p>
      <text:p text:style-name="Preformatted_20_Text"/>
      <text:p text:style-name="Preformatted_20_Text">First place</text:p>
      <text:p text:style-name="Preformatted_20_Text"><text:tab/></text:p>
      <text:p text:style-name="Preformatted_20_Text"/>
      <text:p text:style-name="Preformatted_20_Text">4000 $DOD</text:p>
      <text:p text:style-name="Preformatted_20_Text"/>
      <text:p text:style-name="Preformatted_20_Text">Second place</text:p>
      <text:p text:style-name="Preformatted_20_Text"><text:tab/></text:p>
      <text:p text:style-name="Preformatted_20_Text"/>
      <text:p text:style-name="Preformatted_20_Text">3000 $DOD</text:p>
      <text:p text:style-name="Preformatted_20_Text"/>
      <text:p text:style-name="Preformatted_20_Text">Third place</text:p>
      <text:p text:style-name="Preformatted_20_Text"><text:tab/></text:p>
      <text:p text:style-name="Preformatted_20_Text"/>
      <text:p text:style-name="Preformatted_20_Text">2000 $DOD</text:p>
      <text:p text:style-name="Preformatted_20_Text"/>
      <text:p text:style-name="Preformatted_20_Text">Fourth place</text:p>
      <text:p text:style-name="Preformatted_20_Text"><text:tab/></text:p>
      <text:p text:style-name="Preformatted_20_Text"/>
      <text:p text:style-name="Preformatted_20_Text">1000 $DOD</text:p>
      <text:p text:style-name="Preformatted_20_Text"/>
      <text:p text:style-name="Preformatted_20_Text">To qualify for trading rewards you need to trade at least $1,000$ min on the testnet. </text:p>
      <text:p text:style-name="Preformatted_20_Text"/>
      <text:p text:style-name="Preformatted_20_Text"/>
      <text:p text:style-name="Preformatted_20_Text"><text:soft-page-break/>CONTEST DURATION </text:p>
      <text:p text:style-name="Preformatted_20_Text"/>
      <text:p text:style-name="Preformatted_20_Text">The meme contest will last for a 1 week</text:p>
      <text:p text:style-name="Preformatted_20_Text"/>
      <text:p text:style-name="Preformatted_20_Text">The trading contest will start the same time with meme contest but will last for 2 weeks </text:p>
      <text:p text:style-name="Preformatted_20_Text"/>
      <text:p text:style-name="Preformatted_20_Text"/>
      <text:p text:style-name="Preformatted_20_Text">DeFiOptionsDAO NFT</text:p>
      <text:p text:style-name="Preformatted_20_Text"/>
      <text:p text:style-name="Preformatted_20_Text">An NFT design will be made for community members who are interested in long term and also for the contest participants, mint this NFT to unlock a world of benefits for you.</text:p>
      <text:p text:style-name="Preformatted_20_Text"/>
      <text:p text:style-name="Preformatted_20_Text">I will coordinate with a very good designer that I have worked with to make samples for a designs and we can go from there </text:p>
      <text:p text:style-name="Preformatted_20_Text"/>
      <text:p text:style-name="Preformatted_20_Text">I will work with one or 2 other members to make available metadata and everything else that’s needed for the NFT to be ready. </text:p>
      <text:p text:style-name="Preformatted_20_Text"/>
      <text:p text:style-name="Preformatted_20_Text"/>
      <text:p text:style-name="Preformatted_20_Text"/>
      <text:p text:style-name="Preformatted_20_Text">MAIN RULES</text:p>
      <text:p text:style-name="Preformatted_20_Text"/>
      <text:p text:style-name="Preformatted_20_Text">Participants must join DeFi Options DAO discord server and identify their account’s addresses by sending a plain message to the #trading-contest channel for registering in the contest, like the following example:</text:p>
      <text:p text:style-name="Preformatted_20_Text"/>
      <text:p text:style-name="Preformatted_20_Text">Each Discord account is allowed a single registration in the contest. If an account submits multiple addresses only the first one will be considered.</text:p>
      <text:p text:style-name="Preformatted_20_Text"/>
      <text:p text:style-name="Preformatted_20_Text">Don’t forget to register before any interaction with the frontend app, otherwise you’ll be disqualified. Registrations will be open by the contest start date.</text:p>
      <text:p text:style-name="Preformatted_20_Text"/>
      <text:p text:style-name="Preformatted_20_Text">You’ll need fake Matic for interacting with our smart contracts on Polygon. </text:p>
      <text:p text:style-name="Preformatted_20_Text"/>
      <text:p text:style-name="Preformatted_20_Text">Use any of the following faucets for receiving fake Mumbai matic:</text:p>
      <text:p text:style-name="Preformatted_20_Text"/>
      <text:p text:style-name="Preformatted_20_Text">https://discord.gg/VhnN8vFFqb</text:p>
      <text:p text:style-name="Preformatted_20_Text"/>
      <text:p text:style-name="Preformatted_20_Text">You need to go to polygon discord to get mumbai matic</text:p>
      <text:p text:style-name="Preformatted_20_Text"/>
      <text:p text:style-name="Preformatted_20_Text">Each participant is allowed to mint US$ 100,000.00 in fake stablecoin balance for participating in the contest. If a different amount is minted the participant will be disqualified.</text:p>
      <text:p text:style-name="Preformatted_20_Text"/>
      <text:p text:style-name="Preformatted_20_Text">Once you mint yourself the aforementioned amount in stablecoin balance you’re free to buy/sell any available option as well as investing in the liquidity pool at any time up to the contest’s end date for earning yield.</text:p>
      <text:p text:style-name="Preformatted_20_Text"/>
      <text:p text:style-name="Preformatted_20_Text">The winner of the contest will be the account holding the highest exchange balance by its end, i.e., the account that is able to earn the highest yield.</text:p>
      <text:p text:style-name="Preformatted_20_Text"/>
      <text:p text:style-name="Preformatted_20_Text">BUGS BOUNTY</text:p>
      <text:p text:style-name="Preformatted_20_Text"/>
      <text:p text:style-name="Preformatted_20_Text">The contest will also reward participants that find any bug in the frontend app or core smart contracts. Bugs should be reported in the #trading-contest channel along with clear steps on how to reproduce it.</text:p>
      <text:p text:style-name="Preformatted_20_Text"/>
      <text:p text:style-name="Preformatted_20_Text"><text:soft-page-break/>Only confirmed bugs will be rewarded, i.e., bugs that result in code fixes committed to the frontend app / core-contracts repositories. Suggestions of usability / UX improvements will not be considered as bugs.</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05T02:50:30.347583218</dc:date>
    <meta:editing-duration>PT14M1S</meta:editing-duration>
    <meta:editing-cycles>6</meta:editing-cycles>
    <meta:generator>LibreOffice/7.3.6.2$Linux_X86_64 LibreOffice_project/30$Build-2</meta:generator>
    <meta:document-statistic meta:table-count="0" meta:image-count="0" meta:object-count="0" meta:page-count="5" meta:paragraph-count="113" meta:word-count="1134" meta:character-count="6489" meta:non-whitespace-character-count="5277"/>
  </office:meta>
</office:document-meta>
</file>